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b3be" officeooo:paragraph-rsid="000bb3be"/>
    </style:style>
    <style:style style:name="T1" style:family="text">
      <style:text-properties officeooo:rsid="000c5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rée du projet (Entre 7 et 10 séances)</text:p>
      <text:p text:style-name="P1">partie à réaliser chez soi</text:p>
      <text:p text:style-name="P1">en équipe (3 minimum) </text:p>
      <text:p text:style-name="P1"/>
      <text:p text:style-name="P1">Choisir une thématique</text:p>
      <text:p text:style-name="P1">Faire un cahier des charges</text:p>
      <text:p text:style-name="P1"/>
      <text:p text:style-name="P1">Large palette de problématique (pb annexe si besoin)</text:p>
      <text:p text:style-name="P1">But : solutions qui répond à une problème</text:p>
      <text:p text:style-name="P1">Cycle de vie = périodes (fin de chaque périodes on contrôle)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14:33:10.057000000</meta:creation-date>
    <dc:date>2021-03-02T15:38:41.336000000</dc:date>
    <meta:editing-duration>PT45M10S</meta:editing-duration>
    <meta:editing-cycles>3</meta:editing-cycles>
    <meta:generator>LibreOffice/6.3.1.2$Windows_x86 LibreOffice_project/b79626edf0065ac373bd1df5c28bd630b4424273</meta:generator>
    <meta:document-statistic meta:table-count="0" meta:image-count="0" meta:object-count="0" meta:page-count="1" meta:paragraph-count="8" meta:word-count="52" meta:character-count="290" meta:non-whitespace-character-count="244"/>
  </office:meta>
</office:document-meta>
</file>